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4.691cm" fo:min-width="4.89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/>
      <draw:page draw:name="PageToImport" draw:style-name="dp1" draw:master-page-name="Default">
        <draw:custom-shape draw:style-name="gr1" draw:text-style-name="P1" draw:layer="layout" svg:width="7.62cm" svg:height="6.985cm" svg:x="7.985cm" svg:y="6.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10.16cm" svg:height="1.673cm" svg:x="6.08cm" svg:y="18.78cm">
          <draw:text-box>
            <text:p>This <text:span text:style-name="T1">text</text:span> should be import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bf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2T12:12:25.644000000</meta:creation-date>
    <dc:date>2025-03-02T15:47:57.608000000</dc:date>
    <meta:editing-duration>PT32M39S</meta:editing-duration>
    <meta:editing-cycles>2</meta:editing-cycles>
    <meta:generator>LibreOffice/7.6.2.1$Windows_X86_64 LibreOffice_project/56f7684011345957bbf33a7ee678afaf4d2ba333</meta:generator>
    <meta:document-statistic meta:object-count="2"/>
  </office:meta>
</office:document-meta>
</file>